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Admin.get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newHauskeysUser( String id , String firstName , String last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hasApplic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newGroup( String name , String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plesecAdmin.hasUs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newGroup( String name , Set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newExternalUser( String id , String refer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applicat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externalUs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getApplic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newLocalUser( String id , String firstName , String last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getUs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newApplic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plesecAdmin.us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hauskeysUs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grou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TriplesecAdmin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iplesecAdmin.getRandomUniqueActiv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.localUs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